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85pt"/>
    </style:style>
    <style:style style:name="co2" style:family="table-column">
      <style:table-column-properties fo:break-before="auto" style:column-width="129.09pt"/>
    </style:style>
    <style:style style:name="co3" style:family="table-column">
      <style:table-column-properties fo:break-before="auto" style:column-width="394.95pt"/>
    </style:style>
    <style:style style:name="co4" style:family="table-column">
      <style:table-column-properties fo:break-before="auto" style:column-width="414.06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73.96pt" fo:break-before="auto" style:use-optimal-row-height="false"/>
    </style:style>
    <style:style style:name="ro4" style:family="table-row">
      <style:table-row-properties style:row-height="45.69pt" fo:break-before="auto" style:use-optimal-row-height="false"/>
    </style:style>
    <style:style style:name="ro5" style:family="table-row">
      <style:table-row-properties style:row-height="31.44pt" fo:break-before="auto" style:use-optimal-row-height="false"/>
    </style:style>
    <style:style style:name="ro6" style:family="table-row">
      <style:table-row-properties style:row-height="17.01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GB-N1_20_V0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B-N1 V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9"/>
        <table:table-column table:style-name="co1" table:number-columns-repeated="251" table:default-cell-style-name="ce3"/>
        <table:table-column table:style-name="co1" table:number-columns-repeated="767" table:default-cell-style-name="Default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ame</text:p>
          </table:table-cell>
          <table:table-cell table:style-name="ce5" office:value-type="string" calcext:value-type="string">
            <text:p>Specification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MS1117 ADJ SOT-223 18V/0.8A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P2127K-ADJ 10KHZ SOT23-5 DIODES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205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ASM1061 QFN-48PIN PCI-TO-SATA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9,U1209,U12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FR9888SP SOP-8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U2,U84,U86,U1216,U121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MT7621 LFBGA-346PIN <text:s/>11.7X13.6MM MTK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NT5CB256M16BP-DI 512MB DDR3 BGA96PIN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0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Silergy SY8009A 3V- 5.5V 1.5A SOT-25 DC-DC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1207,U1208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SST25VF512A 512Kb SOP-8 2.7V-3.6V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5,U1211,U1214(ASM1061.rom)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W25Q256FV 2.7V-3.6V WSON8 8X6mm 32MB SPI Flash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Default" office:value-type="string" calcext:value-type="string">
            <text:p>Integrated Circuit</text:p>
          </table:table-cell>
          <table:table-cell table:style-name="ce1" office:value-type="string" calcext:value-type="string">
            <text:p>FE1.1S USB 2.0 HUB SSOP28 LB3BOC4B8135C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02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12MHz ±10ppm 12pF 3.2*2.5 7 SM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Y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20MHz ±10ppm 15pF 3.2*2.5 <text:s/>TXC SM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1,X2,X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Default" office:value-type="string" calcext:value-type="string">
            <text:p>Crystal</text:p>
          </table:table-cell>
          <table:table-cell table:style-name="ce1" office:value-type="string" calcext:value-type="string">
            <text:p>40MHz ±10ppm 15pF 3.2*2.5 7V40000009 TXC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2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Default" office:value-type="string" calcext:value-type="string">
            <text:p>Socket</text:p>
          </table:table-cell>
          <table:table-cell table:style-name="ce1" office:value-type="string" calcext:value-type="string">
            <text:p>microSD 10pin <text:s/>12.1x14.1mm <text:s/>SMT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4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Default" office:value-type="string" calcext:value-type="string">
            <text:p>Socket</text:p>
          </table:table-cell>
          <table:table-cell table:style-name="ce1" office:value-type="string" calcext:value-type="string">
            <text:p>SATA Connector 7+15P SMT 180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J12,J45,J46,J47,J48,J49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Default" office:value-type="string" calcext:value-type="string">
            <text:p>Transformer</text:p>
          </table:table-cell>
          <table:table-cell table:style-name="ce6" office:value-type="string" calcext:value-type="string">
            <text:p>TNK QT24A01 24PIN 1000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1,T2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Default" office:value-type="string" calcext:value-type="string">
            <text:p>Transistor</text:p>
          </table:table-cell>
          <table:table-cell table:style-name="ce1" office:value-type="string" calcext:value-type="string">
            <text:p>MMBT3904 SOT2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Q8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Default" office:value-type="string" calcext:value-type="string">
            <text:p>Transistor</text:p>
          </table:table-cell>
          <table:table-cell table:style-name="ce1" office:value-type="string" calcext:value-type="string">
            <text:p>MMBT3906 SOT23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Q7</text:p>
          </table:table-cell>
          <table:table-cell table:number-columns-repeated="251"/>
          <table:table-cell table:style-name="ce3" table:number-columns-repeated="76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Default" office:value-type="string" calcext:value-type="string">
            <text:p>Ferrite Bead</text:p>
          </table:table-cell>
          <table:table-cell table:style-name="ce1" office:value-type="string" calcext:value-type="string">
            <text:p>40R@100M 300mA 0402 BEAD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36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Default" office:value-type="string" calcext:value-type="string">
            <text:p>Inductor</text:p>
          </table:table-cell>
          <table:table-cell table:style-name="ce1" office:value-type="string" calcext:value-type="string">
            <text:p>2.2uH, Idc=1.2A, 2.5*2.0*1.0mm,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729,L73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office:value-type="string" calcext:value-type="string">
            <text:p>Inductor</text:p>
          </table:table-cell>
          <table:table-cell table:style-name="ce1" office:value-type="string" calcext:value-type="string">
            <text:p>4.7uH <text:s/>2A 5.0*5.0*4.0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3,L732,L733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Default" office:value-type="string" calcext:value-type="string">
            <text:p>Inductor</text:p>
          </table:table-cell>
          <table:table-cell table:style-name="ce2" office:value-type="string" calcext:value-type="string">
            <text:p>MHCC06030-100M-R7 10UH ±20％ 4.0A 6.6*7.3*3.0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1,L728,L730,L734,L735</text:p>
          </table:table-cell>
          <table:table-cell table:style-name="ce9" table:number-columns-repeated="101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0NF ±10% 16V X7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C14,C19,C23,C25,C26,C27,C32,C34,C36,C38,C39,C40,C41,C42,C54,C4178,C4181,C4192,C4193,C4195,C4196,C4199,C4200,C4206,C4207,C4209,C4211,C4212,C4223,C4224,C4226,C4227,C4230,C4231,C4237,C4238,C4240,C4241,C4242,C4246,C4248,C750,C4269,C46,C48,C49,C50,C4202,C4203,C4204,C4205,C4233,C4234,C4235,C4236,C9,C45,C53,C77,C90,C104,C111,C116,C118,C120,C125,C129,C131,C132,C133,C134,C135,C136,C137,C139,C141,C142,C143,C170,C171,C172,C173,C174,C175,C176,C177,C303,C304,C306,C307,C309,C340,C341,C342,C343,C354,C356,C357,C358,C369,C371,C373,C375,C376,C378,C379,C380,C400,C401,C402,C403,C405,C406,C407,C409,C410,C411,C412,C413,C414,C415,C416,C417,C419,C420,C421,C1082,C1108,C1321,C1322,C4255,C4256,C4264,C4265,C4270</text:p>
          </table:table-cell>
          <table:table-cell table:number-columns-repeated="1018"/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NF ±10% 50V X7R SMD0402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C21,C22,C28,C29,C30,C31,C33,C35,C4180,C4187,C4188,C4189,C4190,C4191,C4194,C4198,C4218,C4219,C4220,C4221,C4222,C4225,C4228,C4249,C18,C1075,C1101,C4251,C4260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10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20,C24,C4197,C4201,C4229,C4232,C1706,C1709,C1713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10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213,C215,C217,C239</text:p>
          </table:table-cell>
          <table:table-cell table:number-columns-repeated="1018"/>
        </table:table-row>
        <table:table-row table:style-name="ro5">
          <table:table-cell table:style-name="ce1" office:value-type="float" office:value="27" calcext:value-type="float">
            <text:p>27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0UF ±10% 25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43,C1080,C1109,C4253,C4262,C37,C1081,C1110,C4252,C4261,RC1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5PF ±5% 50V NPO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7,C4208,C4239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8PF ±5% 50V NPO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324,C325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NF ±10% 2KV X7R SMD1206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1,C305,C345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UF ±10% 16V X5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112,C117,C236,C237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1UF ±10% 16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1703,C1704,C1705,C1707,C1710,C1711,C84,C4186,C4217</text:p>
          </table:table-cell>
          <table:table-cell table:number-columns-repeated="1018"/>
        </table:table-row>
        <table:table-row table:style-name="ro5">
          <table:table-cell table:style-name="ce1" office:value-type="float" office:value="33" calcext:value-type="float">
            <text:p>33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22UF ±20% 10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8,C51,C52,C1076,C1077,C1078,C1088,C1089,C1090,C1093,C4258,C4259,C4267,C4268,CTR19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27PF ±5% 50V NPO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749,C75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NF ±10% 50V X7R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1091,C1095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UF ±10% 16V X5R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127,C361,C362,C363,C374,C377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.7UF ±10% 16V X5R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128,C408,C418,C1702,C1708,C1712</text:p>
          </table:table-cell>
          <table:table-cell table:number-columns-repeated="1018"/>
        </table:table-row>
        <table:table-row table:style-name="ro5">
          <table:table-cell table:style-name="ce1" office:value-type="float" office:value="38" calcext:value-type="float">
            <text:p>3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%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R8,R1752,R1760,R1775,R1776,R1777,R1778,R1779,R1780,R26,L360</text:p>
          </table:table-cell>
          <table:table-cell table:number-columns-repeated="1018"/>
        </table:table-row>
        <table:table-row table:style-name="ro5">
          <table:table-cell table:style-name="ce1" office:value-type="float" office:value="39" calcext:value-type="float">
            <text:p>3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％ 1/16W SMD0402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17,R24,R55,R58,R81,R82,R83,R84,R172,R173,R174,R393,R394,R395,R1781,R1782,R102,R413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0R ±1％ 1/8W SMD0805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215,R1745,R1773,R1774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.5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21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K ±1％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37,R1749,R1757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16,R755,R762,R1768,R1771,R258,R1743,R1744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383,R401</text:p>
          </table:table-cell>
          <table:table-cell table:number-columns-repeated="1018"/>
        </table:table-row>
        <table:table-row table:style-name="ro5">
          <table:table-cell table:style-name="ce1" office:value-type="float" office:value="45" calcext:value-type="float">
            <text:p>45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R414,R429,R430,R431,R432,R433,R774,R1702,R1705,R1712,R14,R766,R779,R1767,R1770,R250,R25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2.1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48,R49,R1754,R1755,R1762,R1763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K ±1％ 1/10W SMD0603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1747,R1765</text:p>
          </table:table-cell>
          <table:table-cell table:number-columns-repeated="1018"/>
        </table:table-row>
        <table:table-row table:style-name="ro5">
          <table:table-cell table:style-name="ce1" office:value-type="float" office:value="48" calcext:value-type="float">
            <text:p>4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1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R22,R64,R65,R66,R67,R68,R402,R403,R404,R405,R406,R407,R411,R412,R778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.7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49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0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1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0K ±1%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775,R776,R1710,R1707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2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2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69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4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400,R408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4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54,R72,R380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26.1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777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0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9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330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2,R3,R253,R255,R264,R272</text:p>
          </table:table-cell>
          <table:table-cell table:number-columns-repeated="1018"/>
        </table:table-row>
        <table:table-row table:style-name="ro5">
          <table:table-cell table:style-name="ce1" office:value-type="float" office:value="59" calcext:value-type="float">
            <text:p>59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.7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R9,R10,R124,R125,R129,R130,R132,R133,R139,R140,R142,R144,R145,R146,R148,R151,R155,R157,R260,R381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.99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70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44.2K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13,R764,R1766,R1769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51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50,R51,R52,R53,R73,R7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office:value-type="string" calcext:value-type="string">
            <text:p>Resistor</text:p>
          </table:table-cell>
          <table:table-cell table:style-name="ce1" office:value-type="string" calcext:value-type="string">
            <text:p>75R ±1％ 1/16W SMD0402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300,R301,R302,R303,R340,R341,R342,R343</text:p>
          </table:table-cell>
          <table:table-cell table:number-columns-repeated="1018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Default" office:value-type="string" calcext:value-type="string">
            <text:p>Capacitor</text:p>
          </table:table-cell>
          <table:table-cell table:style-name="ce1" office:value-type="string" calcext:value-type="string">
            <text:p>470UF 25V 8*12mm DIP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4250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Default" office:value-type="string" calcext:value-type="string">
            <text:p>LEDs</text:p>
          </table:table-cell>
          <table:table-cell table:style-name="ce1" office:value-type="string" calcext:value-type="string">
            <text:p>4.5*9mm <text:s/>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4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Default" office:value-type="string" calcext:value-type="string">
            <text:p>3.5mm Jack</text:p>
          </table:table-cell>
          <table:table-cell table:style-name="ce1" office:value-type="string" calcext:value-type="string">
            <text:p>PJ-325-5P 90° 18*12.4*8.2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P1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Default" office:value-type="string" calcext:value-type="string">
            <text:p>Power Jack</text:p>
          </table:table-cell>
          <table:table-cell table:style-name="ce1" office:value-type="string" calcext:value-type="string">
            <text:p>5.5MM 2.0MM <text:s/>DIP DC-005 90°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6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Default" office:value-type="string" calcext:value-type="string">
            <text:p>USB 3.0</text:p>
          </table:table-cell>
          <table:table-cell table:style-name="ce1" office:value-type="string" calcext:value-type="string">
            <text:p>USB3.0 90°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8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Default" office:value-type="string" calcext:value-type="string">
            <text:p>RJ45</text:p>
          </table:table-cell>
          <table:table-cell table:style-name="ce1" office:value-type="string" calcext:value-type="string">
            <text:p>RJ45 1X1 8P8C 90° 15.7*15.1*12.6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1,P2</text:p>
          </table:table-cell>
          <table:table-cell table:number-columns-repeated="101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Default" office:value-type="string" calcext:value-type="string">
            <text:p>Reset Switch</text:p>
          </table:table-cell>
          <table:table-cell table:style-name="ce1" office:value-type="string" calcext:value-type="string">
            <text:p>4Pin 6*6*6 90° 2.5mm 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3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Default" office:value-type="string" calcext:value-type="string">
            <text:p>Power Switch</text:p>
          </table:table-cell>
          <table:table-cell table:style-name="ce1" office:value-type="string" calcext:value-type="string">
            <text:p>Push ON Push OFF SPF22 <text:s/>2.5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4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Default" office:value-type="string" calcext:value-type="string">
            <text:p>USB 2.0</text:p>
          </table:table-cell>
          <table:table-cell table:style-name="ce7" office:value-type="string" calcext:value-type="string">
            <text:p>USB2.0 Dual Jack 13.1*17.5*15.6mm</text:p>
          </table:table-cell>
          <table:table-cell table:style-name="ce7" office:value-type="string" calcext:value-type="string">
            <text:p>PCS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USB1</text:p>
          </table:table-cell>
          <table:table-cell table:number-columns-repeated="251"/>
          <table:table-cell table:style-name="ce3" table:number-columns-repeated="767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Default" office:value-type="string" calcext:value-type="string">
            <text:p>2 Pin Fan Connector</text:p>
          </table:table-cell>
          <table:table-cell table:style-name="ce7" office:value-type="string" calcext:value-type="string">
            <text:p>2 PIN 2.54mm</text:p>
          </table:table-cell>
          <table:table-cell table:style-name="ce7" office:value-type="string" calcext:value-type="string">
            <text:p>PCS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R4，R5</text:p>
          </table:table-cell>
          <table:table-cell table:number-columns-repeated="1018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Default" office:value-type="string" calcext:value-type="string">
            <text:p>UART 3 Pin Header</text:p>
          </table:table-cell>
          <table:table-cell table:style-name="ce1" office:value-type="string" calcext:value-type="string">
            <text:p>4 PIN 2.54m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1，J4</text:p>
          </table:table-cell>
          <table:table-cell table:number-columns-repeated="1018"/>
        </table:table-row>
        <table:table-row table:style-name="ro6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￥</number:text>
      <number:number number:decimal-places="0" loext:min-decimal-places="0" number:min-integer-digits="1" number:grouping="true"/>
    </number:number-style>
    <number:number-style style:name="N123">
      <number:text>￥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loext:min-decimal-places="2" number:min-integer-digits="1" number:grouping="true"/>
    </number:number-style>
    <number:number-style style:name="N126">
      <number:text>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1:22:32.967970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B-N1_20_V00" style:display-name="PageStyle_GB-N1 V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29T20:13:24</meta:creation-date>
    <dc:date>2017-02-07T21:32:45.272798045</dc:date>
    <meta:editing-cycles>3</meta:editing-cycles>
    <meta:editing-duration>PT4M39S</meta:editing-duration>
    <meta:generator>LibreOffice/5.2.4.2.1$Linux_X86_64 LibreOffice_project/20m0$Build-2</meta:generator>
    <meta:document-statistic meta:table-count="1" meta:cell-count="450" meta:object-count="0"/>
    <meta:user-defined meta:name="KSOProductBuildVer">2052-10.1.0.6029</meta:user-defined>
  </office:meta>
</office:document-meta>
</file>